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January 3, 2022 (06:48: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3T23:48:27Z</meta:creation-date>
    <dc:date>2022-01-03T23:48:27Z</dc:date>
    <meta:user-defined meta:name="date" meta:value-type="string">January   3, 2022 (06:48: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